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xTask.isOutOfDate( File t , File s , Collection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setMode( Mod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doCand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ixTask.isOutOfDate( File t , Collection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doLight( Collection lightSources , Collection moreLight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xTask.addSources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addMoreSources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Wix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setSourc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setWixobjDestDir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set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setTarge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runLight( Collect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addCandleParameter( AbstractBuildTask . Property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ixTask.setWixHom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getTarget( File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xTask.runCandle( Collect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xTask.grabFiles( Collection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ixTask.wixExecut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xTask.run( String executable , Collection s , File target , File runInDir , Collection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de.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